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947c" officeooo:paragraph-rsid="000a947c"/>
    </style:style>
    <style:style style:name="P2"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0a947c" officeooo:paragraph-rsid="000a947c"/>
    </style:style>
    <style:style style:name="P3" style:family="paragraph" style:parent-style-name="Standard">
      <loext:graphic-properties draw:fill="none"/>
      <style:paragraph-properties fo:margin-left="0in" fo:margin-right="0in" fo:text-indent="0.5in" style:auto-text-indent="false" fo:background-color="transparent"/>
      <style:text-properties officeooo:rsid="000a947c" officeooo:paragraph-rsid="000a947c"/>
    </style:style>
    <style:style style:name="P4" style:family="paragraph" style:parent-style-name="Standard">
      <loext:graphic-properties draw:fill="none"/>
      <style:paragraph-properties fo:margin-left="0in" fo:margin-right="0in" fo:text-indent="0.5in" style:auto-text-indent="false" fo:background-color="transparent"/>
      <style:text-properties officeooo:rsid="000c7ba0" officeooo:paragraph-rsid="000c7ba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c7ba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ughts in learning styles:</text:p>
      <text:p text:style-name="P1"/>
      <text:p text:style-name="P2">Do learning styles affect how we learn? I’m still undecided. I have been exposed to some of this “learning styles” subject matter before. I’d seen a Youtube video wherein some folks showed pictures in sequence to random interviewees who claimed to be visual learners. Many of them were asked to list the images in order, and could not do so, despite claiming to be visual learners. I’m sure there’s still plenty of controversy on the topic, and I myself am somewhat confused.</text:p>
      <text:p text:style-name="P3">I tend to remember a lot of things from video games I play, and it frustrates me that I struggle to remember “more important” things from my college classes, from “real life,” or from my job. But I <text:span text:style-name="T1">do</text:span><text:span text:style-name="T2"> tend to remember things that I’ve seen written down, or rendered in text.</text:span></text:p>
      <text:p text:style-name="P3"><text:span text:style-name="T2">My mom taught me to read very early. Before even kindergarten, I was reading words like “thermometer” from flash cards. Words and language are ingrained in who I am. It’s part of why I like to tell stories, and part of why my responses to things are often so wordy. In fact, I like to say that my superpower is the ability to remember anything I’ve seen in print, and that’s largely true for just about anything from phone numbers, to the spelling of people’s names, oftentimes down to the model number of a computer part that I had to stock in inventory at work.</text:span></text:p>
      <text:p text:style-name="P3"><text:span text:style-name="T2">But I’m also a learn-by-doing kind of person, which I suppose plays into (or comes from) the many hours I’ve spent playing video games. If you describe to me how to do something, I’m not likely to remember unless I take very detailed notes. And even then, I’ll forget things. But if you let me do it, and walk me through the process once or twice, I’ll be able to get it right forever after.</text:span></text:p>
      <text:p text:style-name="P3"><text:span text:style-name="T2">I think that, for me, it depends on what I’m doing. Book knowledge is easy to remember if I’ve seen it on a page or a screen. Hands-on processes are easier to remember if I actually do them. And </text:span><text:span text:style-name="T1">everything</text:span><text:span text:style-name="T2"> is easier to remember if I take notes. I had an Anthropology class my first semester here at UM wherein I typed up everything my professor said in his lectures. I then went home and wrote out all that information by hand. After that, I read it aloud. If I couldn’t recall it from memory at that point, I rewrote anything that I couldn’t remember and read it aloud until I had it memorized. </text:span><text:span text:style-name="T3">I aced that class. </text:span><text:span text:style-name="T2">That’s </text:span><text:span text:style-name="T3">also </text:span><text:span text:style-name="T2">how I studied Farsi in the military (the </text:span><text:span text:style-name="T3">vocabulary part</text:span><text:span text:style-name="T2">, anyway). </text:span><text:span text:style-name="T3">It’s time consuming, but it’s reliable.</text:span></text:p>
      <text:p text:style-name="P4"><text:span text:style-name="T3">S</text:span><text:span text:style-name="T2">o yes. To a degree, learning styles (or perhaps I’m conflating them with study habits) affect how we learn, but only to a poi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6:26:11.841000000</meta:creation-date>
    <dc:date>2022-04-26T16:38:35.186000000</dc:date>
    <meta:editing-duration>PT1M43S</meta:editing-duration>
    <meta:editing-cycles>1</meta:editing-cycles>
    <meta:document-statistic meta:table-count="0" meta:image-count="0" meta:object-count="0" meta:page-count="1" meta:paragraph-count="7" meta:word-count="479" meta:character-count="2593" meta:non-whitespace-character-count="2121"/>
    <meta:generator>LibreOffice/7.1.1.2$Windows_X86_64 LibreOffice_project/fe0b08f4af1bacafe4c7ecc87ce55bb426164676</meta:generator>
  </office:meta>
</office:document-meta>
</file>